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67e9" officeooo:paragraph-rsid="000767e9"/>
    </style:style>
    <style:style style:name="P2" style:family="paragraph" style:parent-style-name="Text_20_body">
      <style:paragraph-properties fo:margin-left="1.27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officeooo:paragraph-rsid="000767e9" fo:background-color="transparent"/>
    </style:style>
    <style:style style:name="P7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officeooo:rsid="000767e9" officeooo:paragraph-rsid="000767e9" fo:background-color="transparent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officeooo:paragraph-rsid="000767e9"/>
    </style:style>
    <style:style style:name="P10" style:family="paragraph" style:parent-style-name="Text_20_body">
      <style:text-properties officeooo:rsid="000767e9" officeooo:paragraph-rsid="000767e9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767e9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fo:background-color="#106ebe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font-weight="normal" officeooo:rsid="000767e9" fo:background-color="transparent" loext:char-shading-value="0" style:font-weight-asian="normal" style:font-weight-complex="normal"/>
    </style:style>
    <style:style style:name="T9" style:family="text">
      <style:text-properties fo:font-weight="normal" fo:background-color="#106ebe" loext:char-shading-value="0" style:font-weight-asian="normal" style:font-weight-complex="normal"/>
    </style:style>
    <style:style style:name="T10" style:family="text">
      <style:text-properties fo:background-color="#106ebe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9ac35cb3-7fff-3a39-450f-8ddd594383d3"/>Evaluación Inicial</text:p>
      <text:p text:style-name="P3">Nombre y cómo quieres que me dirija a ti.</text:p>
      <text:p text:style-name="P10">Adrian </text:p>
      <text:p text:style-name="P3">Formación previa relacionada (cursos, otros ciclos, estudios…) o indicar si se viene de bachillerato.</text:p>
      <text:p text:style-name="P10">Medio de informatica SMR</text:p>
      <text:p text:style-name="P3">Si tienes interés por algún aspecto en concreto del módulo o preferencia por aprender algo en particular, indícalo.</text:p>
      <text:p text:style-name="P10">Las paginas webs y lo relacionado a eso me gusta.</text:p>
      <text:p text:style-name="P3">Responde a las siguientes cuestiones técnicas sin ayuda. Intenta responder aunque no estés seguro, pero puedes dejarla en blanco. No cuenta para nota.</text:p>
      <text:p text:style-name="Text_20_body"/>
      <text:list text:style-name="L1">
        <text:list-item>
          <text:p text:style-name="P4">Cita todos los lenguajes de programación que conozcas</text:p>
        </text:list-item>
      </text:list>
      <text:p text:style-name="P2"><text:span text:style-name="T1">Java, </text:span>Python.</text:p>
      <text:list text:style-name="L2">
        <text:list-item>
          <text:p text:style-name="P8"><text:span text:style-name="T1">Diferencia entre programación estructurada y orientada a objetos <text:line-break/></text:span><text:span text:style-name="T2">nose</text:span></text:p>
        </text:list-item>
        <text:list-item>
          <text:p text:style-name="P8"><text:span text:style-name="T1">¿Qué es un objeto?<text:line-break/></text:span><text:span text:style-name="T2">nose</text:span></text:p>
        </text:list-item>
        <text:list-item>
          <text:p text:style-name="P9"><text:span text:style-name="T1">¿Qué es una iteración?</text:span></text:p>
          <text:p text:style-name="P9"><text:span text:style-name="Strong_20_Emphasis"><text:span text:style-name="T8">L</text:span></text:span><text:span text:style-name="Strong_20_Emphasis"><text:span text:style-name="T7">a repetición de un segmento de código dentro de un programa de computadora</text:span></text:span><text:span text:style-name="T7"> </text:span></text:p>
        </text:list-item>
        <text:list-item>
          <text:p text:style-name="P8"><text:span text:style-name="T1">¿En qué consiste el Polimorfismo?<text:line-break/></text:span><text:span text:style-name="T2">nose</text:span></text:p>
        </text:list-item>
        <text:list-item>
          <text:p text:style-name="P8"><text:span text:style-name="T1">¿Qué significa UML?<text:line-break/></text:span><text:span text:style-name="T2">nose</text:span></text:p>
        </text:list-item>
        <text:list-item>
          <text:p text:style-name="P8"><text:span text:style-name="T1">¿conoces algún SGBD?<text:line-break/></text:span><text:span text:style-name="T2">nose</text:span></text:p>
        </text:list-item>
        <text:list-item>
          <text:p text:style-name="P8"><text:span text:style-name="T1">Describe la arquitectura cliente - servidor<text:line-break/></text:span><text:span text:style-name="T2">nose</text:span></text:p>
        </text:list-item>
        <text:list-item>
          <text:p text:style-name="P8"><text:span text:style-name="T1">¿Podrías representar un Array? Dibuja con el paint y haz una captura.<text:line-break/></text:span><text:span text:style-name="T2">nose</text:span></text:p>
        </text:list-item>
        <text:list-item>
          <text:p text:style-name="P8"><text:span text:style-name="T1">¿Qué es una Interfaz en programación?<text:line-break/></text:span><text:span text:style-name="T2">nose</text:span></text:p>
        </text:list-item>
        <text:list-item>
          <text:p text:style-name="P8"><text:span text:style-name="T1">¿Qué es la Implementación?<text:line-break/></text:span><text:span text:style-name="T2">nose</text:span></text:p>
        </text:list-item>
        <text:list-item>
          <text:p text:style-name="P5">Compilar vs Ejecutar un programa</text:p>
          <text:p text:style-name="P7">nose</text:p>
        </text:list-item>
        <text:list-item>
          <text:p text:style-name="P6"><text:soft-page-break/>¿Qué es un algoritmo?</text:p>
          <text:p text:style-name="P6"><text:span text:style-name="Strong_20_Emphasis"><text:span text:style-name="T9">secuencia de instrucciones u operaciones específicas que permiten controlar determinados procesos</text:span></text:span><text:span text:style-name="T6"> </text:span></text:p>
        </text:list-item>
        <text:list-item>
          <text:p text:style-name="P5">¿Qué objetos conoces que formen parte de una base de datos?</text:p>
          <text:p text:style-name="P7">nose</text:p>
        </text:list-item>
        <text:list-item>
          <text:p text:style-name="P5">¿Qué aplicaciones usarías para crear tu propia página Web? Imagina que tienes un negocio y quieres crear una Web para el mismo.</text:p>
        </text:list-item>
      </text:list>
      <text:p text:style-name="P1"><text:tab/>Typefor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0:43:57.643000000</meta:creation-date>
    <dc:date>2024-09-19T10:58:26.610000000</dc:date>
    <meta:editing-duration>PT14M30S</meta:editing-duration>
    <meta:editing-cycles>1</meta:editing-cycles>
    <meta:document-statistic meta:table-count="0" meta:image-count="0" meta:object-count="0" meta:page-count="2" meta:paragraph-count="29" meta:word-count="239" meta:character-count="1434" meta:non-whitespace-character-count="1234"/>
    <meta:generator>LibreOffice/7.6.2.1$Windows_X86_64 LibreOffice_project/56f7684011345957bbf33a7ee678afaf4d2ba333</meta:generator>
  </office:meta>
</office:document-meta>
</file>